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6d7d" officeooo:paragraph-rsid="00116d7d"/>
    </style:style>
    <style:style style:name="P2" style:family="paragraph" style:parent-style-name="Standard">
      <style:text-properties officeooo:rsid="00116d7d" officeooo:paragraph-rsid="001604e5"/>
    </style:style>
    <style:style style:name="P3" style:family="paragraph" style:parent-style-name="Standard">
      <style:text-properties officeooo:rsid="0013c1f4" officeooo:paragraph-rsid="0013c1f4"/>
    </style:style>
    <style:style style:name="P4" style:family="paragraph" style:parent-style-name="Standard">
      <style:text-properties officeooo:rsid="0013c1f4" officeooo:paragraph-rsid="0013c1f4"/>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text-properties officeooo:paragraph-rsid="0023951d"/>
    </style:style>
    <style:style style:name="P8" style:family="paragraph" style:parent-style-name="Text_20_body" style:list-style-name="L1">
      <style:paragraph-properties fo:margin-top="0in" fo:margin-bottom="0in" loext:contextual-spacing="false"/>
    </style:style>
    <style:style style:name="T1" style:family="text">
      <style:text-properties officeooo:rsid="00120d28"/>
    </style:style>
    <style:style style:name="T2" style:family="text">
      <style:text-properties officeooo:rsid="0014370a"/>
    </style:style>
    <style:style style:name="T3" style:family="text">
      <style:text-properties officeooo:rsid="001604e5"/>
    </style:style>
    <style:style style:name="T4" style:family="text">
      <style:text-properties officeooo:rsid="00169a8d"/>
    </style:style>
    <style:style style:name="T5" style:family="text">
      <style:text-properties officeooo:rsid="001bd0c4"/>
    </style:style>
    <style:style style:name="T6" style:family="text">
      <style:text-properties officeooo:rsid="001d4950"/>
    </style:style>
    <style:style style:name="T7" style:family="text">
      <style:text-properties officeooo:rsid="001dfc3b"/>
    </style:style>
    <style:style style:name="T8" style:family="text">
      <style:text-properties officeooo:rsid="001e831f"/>
    </style:style>
    <style:style style:name="T9" style:family="text">
      <style:text-properties officeooo:rsid="001f7b6d"/>
    </style:style>
    <style:style style:name="T10" style:family="text">
      <style:text-properties officeooo:rsid="00211f50"/>
    </style:style>
    <style:style style:name="T11" style:family="text">
      <style:text-properties officeooo:rsid="0013c1f4"/>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ugas Pertemuan 2 - DDAP - Kelas B</text:h>
      <text:section text:style-name="Sect1" text:name="intro">
        <text:list xml:id="list786616658" text:style-name="L1">
          <text:list-item>
            <text:p text:style-name="P8">Jelaskan konsep elemen desain (minimal 5 elemen). Berikan contoh dan jelaskan penggunaan masing-masing elemen desain pada website / mobile app (minimal 3 contoh per elemen desain)</text:p>
          </text:list-item>
          <text:list-item>
            <text:p text:style-name="P5">Jelaskan konsep prinsip desain (minimal 5 prinsip). Berikan contoh dan jelaskan penggunaan masing-masing prinsip desain pada website / mobile app (minimal 3 contoh per prinsip desain)</text:p>
          </text:list-item>
        </text:list>
        <text:p text:style-name="Text_20_body">Ketentuan:</text:p>
        <text:list xml:id="list942436832" text:style-name="L2">
          <text:list-item>
            <text:p text:style-name="P6">Kalimat penjelasan dilarang copy-paste langsung dari internet. Parafrase dengan kalimat sendiri dan sertakan sumber. Contoh boleh diambil dari internet namun dengan menyertakan sumber.</text:p>
          </text:list-item>
        </text:list>
        <text:p text:style-name="Text_20_body">Waktu pengerjaan 2 minggu.</text:p>
        <text:p text:style-name="Text_20_body">Selamat mengerjakan,<text:line-break/>Riswan S. Sianturi</text:p>
      </text:section>
      <text:p text:style-name="P1">Jawab </text:p>
      <text:p text:style-name="P1">1. Element Desain meliputi : Line, Color, Shape, Value, Texture, Size, Space</text:p>
      <text:p text:style-name="P1"/>
      <text:p text:style-name="P1">- <text:s/><text:span text:style-name="T1">Line : </text:span><text:span text:style-name="T5">Line atau garis </text:span><text:span text:style-name="T6">mendefinisikan sebagai tanda linier </text:span><text:span text:style-name="T9">apapun</text:span><text:span text:style-name="T6"> . Dengan menggunakan garis, Kita dapat menyalurkan ide-ide tertentu. Garis lurus menciptakan keteraturan, garis bergelombang menciptakan gerakan, dan garis zig zag menyiptakan ketegangan. </text:span><text:span text:style-name="T7">Garis juga membantu pengguna dalam mengarahkan mata untuk melihat objek tertentu, sebagai pembatas suatu hal, dan menekankan kalimat atau objek.</text:span></text:p>
      <text:p text:style-name="P1"/>
      <text:p text:style-name="P1">- <text:span text:style-name="T2">Scale : </text:span><text:span text:style-name="T8">Scale atau Skala adalah ukuran dalam suatu objek atau desain. Skala mengatur pada ukuran dari dunia nyata direpsresentasikan dalam desain. Skala memberikan penekanan dan hierarki dalam suatu desain. Hierarki adalah penskalaan suatu elemen untuk menandakan hal mana yang lebih utama atau penting. </text:span></text:p>
      <text:p text:style-name="P1"/>
      <text:p text:style-name="P1">-<text:span text:style-name="T2">Colo</text:span><text:span text:style-name="T10">u</text:span><text:span text:style-name="T2">r : </text:span><text:span text:style-name="T10">Colour atau w</text:span><text:span text:style-name="T2">arna </text:span><text:span text:style-name="T10">merupakan suatu hal terpenting dalam desain. Warna </text:span><text:span text:style-name="T2">memberikan makna tertentu. </text:span><text:span text:style-name="T10">Warna menciptakan suasana hati tertentu. Contohnya warna merah menggambarkan keberanian atau kemarahan, warna hitam memberikan kesan elegan, dan wana biru menggambarkan kedamaian.</text:span></text:p>
      <text:p text:style-name="P1"/>
      <text:p text:style-name="P1">-<text:span text:style-name="T2">Texture : Memberikan kesan dalam pad adesain yang flat</text:span></text:p>
      <text:p text:style-name="P1"/>
      <text:p text:style-name="P1">-<text:span text:style-name="T2">Whitespace : ruang kosong dalam halaman we yang berguna untuk meningkatkan keterbacaan, Pemahaman konte, Mengarahkan user untuk melakukan aksi tertentu dan masih banyak lagi.</text:span></text:p>
      <text:p text:style-name="P1"/>
      <text:p text:style-name="P1">2. Prinsip Desain meliputi : Contrast, Allignment, Repetition, Proximity, Unity, balance, Variation, Hierarchy</text:p>
      <text:p text:style-name="P1"/>
      <text:p text:style-name="P1">- <text:span text:style-name="T3">Contrast : ada warna warna tertentu atau shape tertentu yang menyediakan contras</text:span></text:p>
      <text:p text:style-name="P2"/>
      <text:p text:style-name="P2">- <text:span text:style-name="T3">Alignment : Rata kana rata kiri</text:span></text:p>
      <text:p text:style-name="P1"/>
      <text:p text:style-name="P1"><text:soft-page-break/>- <text:span text:style-name="T3">Repetition : Pengulanagan jadi ada elemen dalam suatu page mengulang di page lain memberikan arti bahwa masih satu tema</text:span></text:p>
      <text:p text:style-name="P1"/>
      <text:p text:style-name="P1">- <text:span text:style-name="T3">Proximity : Object yang lebih dekat memiliki hubungan yang lebih kuat, jadi kalo ada design yang berhubungan lebih baik lebih dekat</text:span></text:p>
      <text:p text:style-name="P1"/>
      <text:p text:style-name="P1">- <text:s/><text:span text:style-name="T3">Unity : Kesatuan, dapat dibangun dengan Proximity, Similarity, Continuty, Closure, Negative Space, Uniformity</text:span></text:p>
      <text:p text:style-name="P1"/>
      <text:p text:style-name="P1">- <text:span text:style-name="T3">Balance : Keseimbangan bisa simetry dan asimetri</text:span></text:p>
      <text:p text:style-name="P1"/>
      <text:p text:style-name="P1">- <text:span text:style-name="T4">Kontras, emphasis dan domination</text:span></text:p>
      <text:p text:style-name="P1"/>
      <text:p text:style-name="P1">- <text:span text:style-name="T4">Konsistensi : ada icon atau design yang sama</text:span></text:p>
      <text:p text:style-name="P1"/>
      <text:p text:style-name="P3">Daftar Pustaka :</text:p>
      <text:p text:style-name="P3"><text:a xlink:type="simple" xlink:href="https://webdesign.tutsplus.com/articles/a-comprehensive-introduction-to-visual-design--cms-26224" text:style-name="Internet_20_link" text:visited-style-name="Visited_20_Internet_20_Link">https://webdesign.tutsplus.com/articles/a-comprehensive-introduction-to-visual-design--cms-26224</text:a></text:p>
      <text:p text:style-name="P3"><text:a xlink:type="simple" xlink:href="https://www.canva.com/learn/design-elements-principles/" text:style-name="Internet_20_link" text:visited-style-name="Visited_20_Internet_20_Link">https://www.canva.com/learn/design-elements-principles/</text:a></text:p>
      <text:p text:style-name="P7"/>
      <text:p text:style-name="P7"><text:bookmark text:name="yui_3_17_2_1_1645763058534_26"/><text:span text:style-name="T11">Elemen desain: </text:span><text:a xlink:type="simple" xlink:href="https://www.youtube.com/playlist?list=PLiOil1qP-cMURN_8baOr3QWfySmIjqKIj" text:style-name="Internet_20_link" text:visited-style-name="Visited_20_Internet_20_Link"><text:span text:style-name="T11">https://www.youtube.com/playlist?list=PLiOil1qP-cMURN_8baOr3QWfySmIjqKIj</text:span></text:a></text:p>
      <text:p text:style-name="P7">Prinsip desain: <text:a xlink:type="simple" xlink:href="https://www.youtube.com/playlist?list=PL0I_RcwLcAnYA7PtaQec83SAc0Jdr77iH" office:target-frame-name="_blank" xlink:show="new" text:style-name="Internet_20_link" text:visited-style-name="Visited_20_Internet_20_Link">https://www.youtube.com/playlist?list=PL0I_RcwLcAnYA7PtaQec83SAc0Jdr77iH</text:a></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2T18:09:44.039931272</meta:creation-date>
    <dc:date>2022-02-25T11:25:41.146502171</dc:date>
    <meta:editing-duration>PT49M41S</meta:editing-duration>
    <meta:editing-cycles>5</meta:editing-cycles>
    <meta:generator>LibreOffice/6.4.7.2$Linux_X86_64 LibreOffice_project/40$Build-2</meta:generator>
    <meta:document-statistic meta:table-count="0" meta:image-count="0" meta:object-count="0" meta:page-count="2" meta:paragraph-count="28" meta:word-count="401" meta:character-count="3027" meta:non-whitespace-character-count="2654"/>
  </office:meta>
</office:document-meta>
</file>